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1.6311in"/>
    </style:style>
    <style:style style:name="co9" style:family="table-column">
      <style:table-column-properties fo:break-before="auto" style:column-width="0.3417in"/>
    </style:style>
    <style:style style:name="co10" style:family="table-column">
      <style:table-column-properties fo:break-before="auto" style:column-width="0.3528in"/>
    </style:style>
    <style:style style:name="co11" style:family="table-column">
      <style:table-column-properties fo:break-before="auto" style:column-width="0.3193in"/>
    </style:style>
    <style:style style:name="co12" style:family="table-column">
      <style:table-column-properties fo:break-before="auto" style:column-width="0.298in"/>
    </style:style>
    <style:style style:name="co13" style:family="table-column">
      <style:table-column-properties fo:break-before="auto" style:column-width="0.3634in"/>
    </style:style>
    <style:style style:name="co14" style:family="table-column">
      <style:table-column-properties fo:break-before="auto" style:column-width="1.5764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173in"/>
    </style:style>
    <style:style style:name="co18" style:family="table-column">
      <style:table-column-properties fo:break-before="auto" style:column-width="0.5508in"/>
    </style:style>
    <style:style style:name="co19" style:family="table-column">
      <style:table-column-properties fo:break-before="auto" style:column-width="0.4402in"/>
    </style:style>
    <style:style style:name="co20" style:family="table-column">
      <style:table-column-properties fo:break-before="auto" style:column-width="0.4957in"/>
    </style:style>
    <style:style style:name="co21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4854in"/>
    </style:style>
    <style:style style:name="co23" style:family="table-column">
      <style:table-column-properties fo:break-before="auto" style:column-width="0.4083in"/>
    </style:style>
    <style:style style:name="co24" style:family="table-column">
      <style:table-column-properties fo:break-before="auto" style:column-width="1.7417in"/>
    </style:style>
    <style:style style:name="co25" style:family="table-column">
      <style:table-column-properties fo:break-before="auto" style:column-width="1.1134in"/>
    </style:style>
    <style:style style:name="co26" style:family="table-column">
      <style:table-column-properties fo:break-before="auto" style:column-width="2.1016in"/>
    </style:style>
    <style:style style:name="co27" style:family="table-column">
      <style:table-column-properties fo:break-before="auto" style:column-width="1.822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1.0181in"/>
    </style:style>
    <style:style style:name="co30" style:family="table-column">
      <style:table-column-properties fo:break-before="auto" style:column-width="0.672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050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Debbie Markel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feel bl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ar for the wors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tak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angry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rash decis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Distrus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amus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feel bl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joke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ok down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lways on the g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get ma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back a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act slow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reak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new foo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wary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upset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ct wild and craz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easy to satisf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se my temp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craz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get emotion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like poet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being reck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sharp tong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Yell a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Seek dang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old a grud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Have little to s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Dislike loud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Break my promis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2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2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Debbie Markel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30" calcext:value-type="float">
            <text:p>130</text:p>
          </table:table-cell>
          <table:table-cell table:style-name="ce27" table:formula="of:=QUOTIENT(PRODUCT(SUM([.D402];-60);5);12)" office:value-type="float" office:value="29" calcext:value-type="float">
            <text:p>29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21" calcext:value-type="float">
            <text:p>21</text:p>
          </table:table-cell>
          <table:table-cell table:style-name="ce19" table:formula="of:=QUOTIENT(PRODUCT(5;SUM( [.D403];-10));2)" office:value-type="float" office:value="27" calcext:value-type="float">
            <text:p>27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19" table:formula="of:=QUOTIENT(PRODUCT(5;SUM( [.D404];-10));2)" office:value-type="float" office:value="35" calcext:value-type="float">
            <text:p>35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3" calcext:value-type="float">
            <text:p>23</text:p>
          </table:table-cell>
          <table:table-cell table:style-name="ce19" table:formula="of:=QUOTIENT(PRODUCT(5;SUM( [.D405];-10));2)" office:value-type="float" office:value="32" calcext:value-type="float">
            <text:p>32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19" table:formula="of:=QUOTIENT(PRODUCT(5;SUM( [.D406];-10));2)" office:value-type="float" office:value="47" calcext:value-type="float">
            <text:p>47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15" calcext:value-type="float">
            <text:p>15</text:p>
          </table:table-cell>
          <table:table-cell table:style-name="ce19" table:formula="of:=QUOTIENT(PRODUCT(5;SUM( [.D407];-10));2)" office:value-type="float" office:value="12" calcext:value-type="float">
            <text:p>12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19" table:formula="of:=QUOTIENT(PRODUCT(5;SUM( [.D408];-10));2)" office:value-type="float" office:value="20" calcext:value-type="float">
            <text:p>2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210" calcext:value-type="float">
            <text:p>210</text:p>
          </table:table-cell>
          <table:table-cell table:style-name="ce27" table:formula="of:=QUOTIENT(PRODUCT(SUM([.D410];-60);5);12)" office:value-type="float" office:value="62" calcext:value-type="float">
            <text:p>62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35" calcext:value-type="float">
            <text:p>35</text:p>
          </table:table-cell>
          <table:table-cell table:style-name="ce19" table:formula="of:=QUOTIENT(PRODUCT(5;SUM( [.D411];-10));2)" office:value-type="float" office:value="62" calcext:value-type="float">
            <text:p>62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40" calcext:value-type="float">
            <text:p>40</text:p>
          </table:table-cell>
          <table:table-cell table:style-name="ce19" table:formula="of:=QUOTIENT(PRODUCT(5;SUM( [.D412];-10));2)" office:value-type="float" office:value="75" calcext:value-type="float">
            <text:p>75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41" calcext:value-type="float">
            <text:p>41</text:p>
          </table:table-cell>
          <table:table-cell table:style-name="ce19" table:formula="of:=QUOTIENT(PRODUCT(5;SUM( [.D413];-10));2)" office:value-type="float" office:value="77" calcext:value-type="float">
            <text:p>77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15" calcext:value-type="float">
            <text:p>15</text:p>
          </table:table-cell>
          <table:table-cell table:style-name="ce19" table:formula="of:=QUOTIENT(PRODUCT(5;SUM( [.D414];-10));2)" office:value-type="float" office:value="12" calcext:value-type="float">
            <text:p>12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48" calcext:value-type="float">
            <text:p>48</text:p>
          </table:table-cell>
          <table:table-cell table:style-name="ce19" table:formula="of:=QUOTIENT(PRODUCT(5;SUM( [.D415];-10));2)" office:value-type="float" office:value="95" calcext:value-type="float">
            <text:p>95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31" calcext:value-type="float">
            <text:p>31</text:p>
          </table:table-cell>
          <table:table-cell table:style-name="ce19" table:formula="of:=QUOTIENT(PRODUCT(5;SUM( [.D416];-10));2)" office:value-type="float" office:value="52" calcext:value-type="float">
            <text:p>5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47" calcext:value-type="float">
            <text:p>247</text:p>
          </table:table-cell>
          <table:table-cell table:style-name="ce27" table:formula="of:=QUOTIENT(PRODUCT(SUM([.D418];-60);5);12)" office:value-type="float" office:value="77" calcext:value-type="float">
            <text:p>77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8" calcext:value-type="float">
            <text:p>38</text:p>
          </table:table-cell>
          <table:table-cell table:style-name="ce19" table:formula="of:=QUOTIENT(PRODUCT(5;SUM( [.D419];-10));2)" office:value-type="float" office:value="70" calcext:value-type="float">
            <text:p>70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6" calcext:value-type="float">
            <text:p>46</text:p>
          </table:table-cell>
          <table:table-cell table:style-name="ce19" table:formula="of:=QUOTIENT(PRODUCT(5;SUM( [.D420];-10));2)" office:value-type="float" office:value="90" calcext:value-type="float">
            <text:p>90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1" calcext:value-type="float">
            <text:p>41</text:p>
          </table:table-cell>
          <table:table-cell table:style-name="ce19" table:formula="of:=QUOTIENT(PRODUCT(5;SUM( [.D421];-10));2)" office:value-type="float" office:value="77" calcext:value-type="float">
            <text:p>77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32" calcext:value-type="float">
            <text:p>32</text:p>
          </table:table-cell>
          <table:table-cell table:style-name="ce19" table:formula="of:=QUOTIENT(PRODUCT(5;SUM( [.D422];-10));2)" office:value-type="float" office:value="55" calcext:value-type="float">
            <text:p>55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7" calcext:value-type="float">
            <text:p>47</text:p>
          </table:table-cell>
          <table:table-cell table:style-name="ce19" table:formula="of:=QUOTIENT(PRODUCT(5;SUM( [.D423];-10));2)" office:value-type="float" office:value="92" calcext:value-type="float">
            <text:p>92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43" calcext:value-type="float">
            <text:p>43</text:p>
          </table:table-cell>
          <table:table-cell table:style-name="ce19" table:formula="of:=QUOTIENT(PRODUCT(5;SUM( [.D424];-10));2)" office:value-type="float" office:value="82" calcext:value-type="float">
            <text:p>82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41" calcext:value-type="float">
            <text:p>241</text:p>
          </table:table-cell>
          <table:table-cell table:style-name="ce27" table:formula="of:=QUOTIENT(PRODUCT(SUM([.D426];-60);5);12)" office:value-type="float" office:value="75" calcext:value-type="float">
            <text:p>75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4" calcext:value-type="float">
            <text:p>44</text:p>
          </table:table-cell>
          <table:table-cell table:style-name="ce19" table:formula="of:=QUOTIENT(PRODUCT(5;SUM( [.D427];-10));2)" office:value-type="float" office:value="85" calcext:value-type="float">
            <text:p>85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42" calcext:value-type="float">
            <text:p>42</text:p>
          </table:table-cell>
          <table:table-cell table:style-name="ce19" table:formula="of:=QUOTIENT(PRODUCT(5;SUM( [.D428];-10));2)" office:value-type="float" office:value="80" calcext:value-type="float">
            <text:p>80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9" calcext:value-type="float">
            <text:p>29</text:p>
          </table:table-cell>
          <table:table-cell table:style-name="ce19" table:formula="of:=QUOTIENT(PRODUCT(5;SUM( [.D429];-10));2)" office:value-type="float" office:value="47" calcext:value-type="float">
            <text:p>47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1" calcext:value-type="float">
            <text:p>41</text:p>
          </table:table-cell>
          <table:table-cell table:style-name="ce19" table:formula="of:=QUOTIENT(PRODUCT(5;SUM( [.D430];-10));2)" office:value-type="float" office:value="77" calcext:value-type="float">
            <text:p>77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43" calcext:value-type="float">
            <text:p>43</text:p>
          </table:table-cell>
          <table:table-cell table:style-name="ce19" table:formula="of:=QUOTIENT(PRODUCT(5;SUM( [.D431];-10));2)" office:value-type="float" office:value="82" calcext:value-type="float">
            <text:p>82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42" calcext:value-type="float">
            <text:p>42</text:p>
          </table:table-cell>
          <table:table-cell table:style-name="ce19" table:formula="of:=QUOTIENT(PRODUCT(5;SUM( [.D432];-10));2)" office:value-type="float" office:value="80" calcext:value-type="float">
            <text:p>80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52" calcext:value-type="float">
            <text:p>252</text:p>
          </table:table-cell>
          <table:table-cell table:style-name="ce27" table:formula="of:=QUOTIENT(PRODUCT(SUM([.D434];-60);5);12)" office:value-type="float" office:value="80" calcext:value-type="float">
            <text:p>80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19" table:formula="of:=QUOTIENT(PRODUCT(5;SUM( [.D435];-10));2)" office:value-type="float" office:value="80" calcext:value-type="float">
            <text:p>80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37" calcext:value-type="float">
            <text:p>37</text:p>
          </table:table-cell>
          <table:table-cell table:style-name="ce19" table:formula="of:=QUOTIENT(PRODUCT(5;SUM( [.D436];-10));2)" office:value-type="float" office:value="67" calcext:value-type="float">
            <text:p>67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5" calcext:value-type="float">
            <text:p>45</text:p>
          </table:table-cell>
          <table:table-cell table:style-name="ce19" table:formula="of:=QUOTIENT(PRODUCT(5;SUM( [.D437];-10));2)" office:value-type="float" office:value="87" calcext:value-type="float">
            <text:p>87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41" calcext:value-type="float">
            <text:p>41</text:p>
          </table:table-cell>
          <table:table-cell table:style-name="ce19" table:formula="of:=QUOTIENT(PRODUCT(5;SUM( [.D438];-10));2)" office:value-type="float" office:value="77" calcext:value-type="float">
            <text:p>77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43" calcext:value-type="float">
            <text:p>43</text:p>
          </table:table-cell>
          <table:table-cell table:style-name="ce19" table:formula="of:=QUOTIENT(PRODUCT(5;SUM( [.D439];-10));2)" office:value-type="float" office:value="82" calcext:value-type="float">
            <text:p>82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4" calcext:value-type="float">
            <text:p>44</text:p>
          </table:table-cell>
          <table:table-cell table:style-name="ce19" table:formula="of:=QUOTIENT(PRODUCT(5;SUM( [.D440];-10));2)" office:value-type="float" office:value="85" calcext:value-type="float">
            <text:p>85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0" table:default-cell-style-name="Default"/>
        <table:table-column table:style-name="co25" table:number-columns-repeated="39" table:default-cell-style-name="Default"/>
        <table:table-row table:style-name="ro2">
          <table:table-cell table:style-name="ce31" office:value-type="string" calcext:value-type="string">
            <text:p>Debbie Markel</text:p>
          </table:table-cell>
          <table:table-cell table:number-columns-repeated="63"/>
        </table:table-row>
        <table:table-row table:style-name="ro2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2" table:number-rows-repeated="959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5:55:11.934372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2T15:57:15.749507060</dc:date>
    <meta:editing-duration>PT2M5S</meta:editing-duration>
    <meta:editing-cycles>1</meta:editing-cycles>
    <meta:document-statistic meta:table-count="2" meta:cell-count="3984" meta:object-count="0"/>
  </office:meta>
</office:document-meta>
</file>